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2" fo:font-size="7pt" fo:font-style="normal" fo:font-weight="bold" officeooo:rsid="005e0993" officeooo:paragraph-rsid="006e654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2" fo:font-size="10pt" fo:font-style="normal" fo:font-weight="bold" officeooo:rsid="005e0993" officeooo:paragraph-rsid="006e654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officeooo:rsid="006e65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line in o.athletes3_ids&quot;&gt;">loop on lines</text:text-input></text:p>
      <text:p text:style-name="P1"/>
      <text:p text:style-name="P2"><text:text-input text:description="&lt;line.name&gt;">Description</text:text-input></text:p>
      <text:p text:style-name="P1"/>
      <text:p text:style-name="P1"><text:span text:style-name="T1"><text:text-input text:description="&lt;/for&gt;">loop end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4cm" fo:page-height="4.9cm" style:num-format="1" style:print-orientation="portrait" fo:margin-top="0.083cm" fo:margin-bottom="0.113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2T03:29:31.172328429</dc:date>
    <meta:editing-duration>P1DT4H58M22S</meta:editing-duration>
    <meta:editing-cycles>260</meta:editing-cycles>
    <meta:generator>LibreOffice/4.2.8.2$Linux_X86_64 LibreOffice_project/420m0$Build-2</meta:generator>
    <dc:title>Aeroo Reports demo template, developed by Alistek</dc:title>
    <meta:document-statistic meta:table-count="0" meta:image-count="0" meta:object-count="0" meta:page-count="1" meta:paragraph-count="3" meta:word-count="12" meta:character-count="38" meta:non-whitespace-character-count="35"/>
    <meta:user-defined meta:name="Info 1"/>
    <meta:user-defined meta:name="Info 2"/>
    <meta:user-defined meta:name="Info 3"/>
    <meta:user-defined meta:name="Info 4"/>
  </office:meta>
</office:document-meta>
</file>